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9a279" officeooo:paragraph-rsid="0009a279"/>
    </style:style>
    <style:style style:name="P2" style:family="paragraph" style:parent-style-name="Table_20_Contents">
      <style:text-properties officeooo:rsid="000d833d" officeooo:paragraph-rsid="000d833d"/>
    </style:style>
    <style:style style:name="P3" style:family="paragraph" style:parent-style-name="Table_20_Contents">
      <style:text-properties officeooo:rsid="000d833d" officeooo:paragraph-rsid="000e034f"/>
    </style:style>
    <style:style style:name="P4" style:family="paragraph" style:parent-style-name="Text_20_body">
      <style:text-properties officeooo:rsid="000b9600" officeooo:paragraph-rsid="000b9600"/>
    </style:style>
    <style:style style:name="P5" style:family="paragraph" style:parent-style-name="Text_20_body">
      <style:text-properties officeooo:rsid="000d833d" officeooo:paragraph-rsid="000e034f"/>
    </style:style>
    <style:style style:name="P6" style:family="paragraph" style:parent-style-name="Text_20_body">
      <style:text-properties officeooo:rsid="001668c2" officeooo:paragraph-rsid="001668c2"/>
    </style:style>
    <style:style style:name="P7" style:family="paragraph" style:parent-style-name="Text_20_body">
      <style:text-properties officeooo:rsid="001a244c" officeooo:paragraph-rsid="001a244c"/>
    </style:style>
    <style:style style:name="P8" style:family="paragraph" style:parent-style-name="Text_20_body">
      <style:text-properties officeooo:rsid="001b4746" officeooo:paragraph-rsid="001b4746"/>
    </style:style>
    <style:style style:name="P9" style:family="paragraph" style:parent-style-name="Text_20_body">
      <style:text-properties officeooo:rsid="001b556b" officeooo:paragraph-rsid="001b556b"/>
    </style:style>
    <style:style style:name="P10" style:family="paragraph" style:parent-style-name="Text_20_body">
      <style:text-properties officeooo:rsid="001c2a84" officeooo:paragraph-rsid="001c2a84"/>
    </style:style>
    <style:style style:name="P11" style:family="paragraph" style:parent-style-name="Text_20_body">
      <style:text-properties officeooo:rsid="001ccc01" officeooo:paragraph-rsid="001ccc01"/>
    </style:style>
    <style:style style:name="T1" style:family="text">
      <style:text-properties officeooo:rsid="000ffc79"/>
    </style:style>
    <style:style style:name="T2" style:family="text">
      <style:text-properties officeooo:rsid="001f2254"/>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kReddit: What is your best advice</text:p>
      <text:p text:style-name="P1">Quotes saved from <text:span text:style-name="T2">a </text:span>Ask Reddit <text:a xlink:type="simple" xlink:href="https://old.reddit.com/r/AskReddit/comments/nrr3bk/what_is_your_best_advice/?sort=confidence" text:style-name="Internet_20_link" text:visited-style-name="Visited_20_Internet_20_Link"><text:span text:style-name="T2">post</text:span></text:a></text:p>
      <text:p text:style-name="P1"/>
      <table:table table:name="Table1" table:style-name="Table1">
        <table:table-column table:style-name="Table1.A"/>
        <table:table-row table:style-name="TableLine94291935537568">
          <table:table-cell table:style-name="Table1.A1" office:value-type="string">
            <text:p text:style-name="P4">Don't believe everything you think.</text:p>
            <text:p text:style-name="P4"><text:a xlink:type="simple" xlink:href="https://old.reddit.com/r/AskReddit/comments/nrr3bk/what_is_your_best_advice/h0isvrg/" text:style-name="Internet_20_link" text:visited-style-name="Visited_20_Internet_20_Link">Link</text:a></text:p>
          </table:table-cell>
        </table:table-row>
        <table:table-row table:style-name="TableLine139724211692256">
          <table:table-cell table:style-name="Table1.A2" office:value-type="string">
            <text:p text:style-name="Text_20_body">"The sign of an educated person is being able to entertain a thought without accepting it"</text:p>
            <text:p text:style-name="P2"><text:a xlink:type="simple" xlink:href="https://old.reddit.com/r/AskReddit/comments/nrr3bk/what_is_your_best_advice/h0jmgpq/" text:style-name="Internet_20_link" text:visited-style-name="Visited_20_Internet_20_Link">Link</text:a></text:p>
          </table:table-cell>
        </table:table-row>
        <table:table-row table:style-name="TableLine94291935655936">
          <table:table-cell table:style-name="Table1.A2" office:value-type="string">
            <text:p text:style-name="Text_20_body">Learn the difference between listening and waiting to talk</text:p>
            <text:p text:style-name="P2"><text:a xlink:type="simple" xlink:href="https://old.reddit.com/r/AskReddit/comments/nrr3bk/what_is_your_best_advice/h0ilaft/" text:style-name="Internet_20_link" text:visited-style-name="Visited_20_Internet_20_Link">Link</text:a></text:p>
          </table:table-cell>
        </table:table-row>
        <table:table-row table:style-name="TableLine94291935729136">
          <table:table-cell table:style-name="Table1.A2" office:value-type="string">
            <text:p text:style-name="P5"><text:span text:style-name="T1">T</text:span>he grass is greener where you water it.</text:p>
            <text:p text:style-name="P3"><text:a xlink:type="simple" xlink:href="https://old.reddit.com/r/AskReddit/comments/nrr3bk/what_is_your_best_advice/h0ilyvo/" text:style-name="Internet_20_link" text:visited-style-name="Visited_20_Internet_20_Link"><text:span text:style-name="T1">Li</text:span></text:a><text:a xlink:type="simple" xlink:href="https://old.reddit.com/r/AskReddit/comments/nrr3bk/what_is_your_best_advice/h0ilyvo/" text:style-name="Internet_20_link" text:visited-style-name="Visited_20_Internet_20_Link">nk</text:a></text:p>
          </table:table-cell>
        </table:table-row>
        <table:table-row table:style-name="TableLine94291935657568">
          <table:table-cell table:style-name="Table1.A2" office:value-type="string">
            <text:p text:style-name="P5">‘You wouldnt care what people thought about you if you knew how seldom they did’ most of the time people are too worried about themselves to even remember things you did/said </text:p>
            <text:p text:style-name="P3"/>
            <text:p text:style-name="P3"><text:a xlink:type="simple" xlink:href="https://old.reddit.com/r/AskReddit/comments/nrr3bk/what_is_your_best_advice/h0ii42n/" text:style-name="Internet_20_link" text:visited-style-name="Visited_20_Internet_20_Link">Link</text:a></text:p>
          </table:table-cell>
        </table:table-row>
        <table:table-row table:style-name="TableLine94291934286864">
          <table:table-cell table:style-name="Table1.A2" office:value-type="string">
            <text:p text:style-name="P3">‘Everywhere you go, there you are’ quote about how you can’t ever escape yourself. you are the most important project you will ever work on. Learn yourself, unpack your reasonings behind your actions, forgive yourself and grow as you are the only person who you will be with for your entire life.</text:p>
            <text:p text:style-name="P3"/>
            <text:p text:style-name="P3"><text:a xlink:type="simple" xlink:href="https://old.reddit.com/r/AskReddit/comments/nrr3bk/what_is_your_best_advice/h0ii42n/" text:style-name="Internet_20_link" text:visited-style-name="Visited_20_Internet_20_Link">Link</text:a></text:p>
          </table:table-cell>
        </table:table-row>
        <table:table-row table:style-name="TableLine94291934287360">
          <table:table-cell table:style-name="Table1.A2" office:value-type="string">
            <text:p text:style-name="P5">Don’t set yourself on fire to keep someone else warm</text:p>
            <text:p text:style-name="P3"><text:a xlink:type="simple" xlink:href="https://old.reddit.com/r/AskReddit/comments/nrr3bk/what_is_your_best_advice/h0io8eh/" text:style-name="Internet_20_link" text:visited-style-name="Visited_20_Internet_20_Link">Link</text:a></text:p>
          </table:table-cell>
        </table:table-row>
        <table:table-row table:style-name="TableLine94291934288016">
          <table:table-cell table:style-name="Table1.A2" office:value-type="string">
            <text:p text:style-name="P5">"Master the basics and you will be advanced"</text:p>
            <text:p text:style-name="P3"><text:a xlink:type="simple" xlink:href="https://old.reddit.com/r/AskReddit/comments/nrr3bk/what_is_your_best_advice/h0io8g9/" text:style-name="Internet_20_link" text:visited-style-name="Visited_20_Internet_20_Link">Link</text:a></text:p>
          </table:table-cell>
        </table:table-row>
        <table:table-row table:style-name="TableLine94291934288720">
          <table:table-cell table:style-name="Table1.A2" office:value-type="string">
            <text:p text:style-name="P5">Never buy medium duty hose or lower quality. Buy heavy duty or better or battle constant kinks.</text:p>
            <text:p text:style-name="P3"><text:a xlink:type="simple" xlink:href="https://old.reddit.com/r/AskReddit/comments/nrr3bk/what_is_your_best_advice/h0iot2r/" text:style-name="Internet_20_link" text:visited-style-name="Visited_20_Internet_20_Link">Link</text:a></text:p>
          </table:table-cell>
        </table:table-row>
        <table:table-row table:style-name="TableLine94291934289344">
          <table:table-cell table:style-name="Table1.A2" office:value-type="string">
            <text:p text:style-name="P5">Always protect your mental space. Be around people you feel good about and stay away from people you don’t feel right about as much as you can</text:p>
            <text:p text:style-name="P3"><text:a xlink:type="simple" xlink:href="https://old.reddit.com/r/AskReddit/comments/nrr3bk/what_is_your_best_advice/h0im5p4/" text:style-name="Internet_20_link" text:visited-style-name="Visited_20_Internet_20_Link">Link</text:a></text:p>
          </table:table-cell>
        </table:table-row>
        <table:table-row table:style-name="TableLine94291934289968">
          <table:table-cell table:style-name="Table1.A2" office:value-type="string">
            <text:p text:style-name="P5">Under promise, over deliver</text:p>
            <text:p text:style-name="P3"><text:a xlink:type="simple" xlink:href="https://old.reddit.com/r/AskReddit/comments/nrr3bk/what_is_your_best_advice/h0iympm/" text:style-name="Internet_20_link" text:visited-style-name="Visited_20_Internet_20_Link">Link</text:a></text:p>
          </table:table-cell>
        </table:table-row>
        <table:table-row table:style-name="TableLine94291934290672">
          <table:table-cell table:style-name="Table1.A2" office:value-type="string">
            <text:p text:style-name="P6">Practice being uncomfortable. Growth comes from being outside your comfort zone. That’s not to say being comfortable shouldn’t be enjoyed and I’m not endorsing a Spartan lifestyle. But if you <text:soft-page-break/>aren’t used to being uncomfortable then you may miss new and important opportunities as they come to you.</text:p>
            <text:p text:style-name="P6"><text:a xlink:type="simple" xlink:href="https://old.reddit.com/r/AskReddit/comments/nrr3bk/what_is_your_best_advice/h0iwdsi/" text:style-name="Internet_20_link" text:visited-style-name="Visited_20_Internet_20_Link">Link</text:a></text:p>
          </table:table-cell>
        </table:table-row>
        <table:table-row table:style-name="TableLine94291934291376">
          <table:table-cell table:style-name="Table1.A2" office:value-type="string">
            <text:p text:style-name="P6">Stop caring about people who clearly don't care about you.</text:p>
            <text:p text:style-name="P6"><text:a xlink:type="simple" xlink:href="https://old.reddit.com/r/AskReddit/comments/nrr3bk/what_is_your_best_advice/h0i6pe9/" text:style-name="Internet_20_link" text:visited-style-name="Visited_20_Internet_20_Link">Link</text:a></text:p>
          </table:table-cell>
        </table:table-row>
        <table:table-row table:style-name="TableLine94291934292080">
          <table:table-cell table:style-name="Table1.A2" office:value-type="string">
            <text:p text:style-name="P6">Do your best not to regret things you've learned from. Truly regret situations where you did not grow.</text:p>
            <text:p text:style-name="P6"><text:a xlink:type="simple" xlink:href="https://old.reddit.com/r/AskReddit/comments/nrr3bk/what_is_your_best_advice/h0iow9b/" text:style-name="Internet_20_link" text:visited-style-name="Visited_20_Internet_20_Link">Link</text:a></text:p>
          </table:table-cell>
        </table:table-row>
        <table:table-row table:style-name="TableLine94291934292784">
          <table:table-cell table:style-name="Table1.A2" office:value-type="string">
            <text:p text:style-name="P6">Don’t give up what you want the most for what you want in the moment.</text:p>
            <text:p text:style-name="P6"><text:a xlink:type="simple" xlink:href="https://old.reddit.com/r/AskReddit/comments/nrr3bk/what_is_your_best_advice/h0iwsfx/" text:style-name="Internet_20_link" text:visited-style-name="Visited_20_Internet_20_Link">Link</text:a></text:p>
          </table:table-cell>
        </table:table-row>
        <table:table-row table:style-name="TableLine94291934293488">
          <table:table-cell table:style-name="Table1.A2" office:value-type="string">
            <text:p text:style-name="P6">Just existing at times is ok. While its important to improve yourself. Don't take yourself too seriously.</text:p>
            <text:p text:style-name="P7"><text:a xlink:type="simple" xlink:href="https://old.reddit.com/r/AskReddit/comments/nrr3bk/what_is_your_best_advice/h0ihws8/" text:style-name="Internet_20_link" text:visited-style-name="Visited_20_Internet_20_Link">Link</text:a></text:p>
          </table:table-cell>
        </table:table-row>
        <table:table-row table:style-name="TableLine94291934294192">
          <table:table-cell table:style-name="Table1.A2" office:value-type="string">
            <text:p text:style-name="P6">Every body is making it up as they go. Nobody really knows what they're doing. So don't feel bad if you don't either.</text:p>
            <text:p text:style-name="P8"><text:a xlink:type="simple" xlink:href="https://old.reddit.com/r/AskReddit/comments/nrr3bk/what_is_your_best_advice/h0inq8u/" text:style-name="Internet_20_link" text:visited-style-name="Visited_20_Internet_20_Link">Link</text:a></text:p>
          </table:table-cell>
        </table:table-row>
        <table:table-row table:style-name="TableLine94291934295472">
          <table:table-cell table:style-name="Table1.A2" office:value-type="string">
            <text:p text:style-name="P6">I know it's really simple, but treat everyone like a person. I've seen way too many cases of guys acting cringy especially towards girls, thinking they're some mythical creatures.</text:p>
            <text:p text:style-name="P6"><text:a xlink:type="simple" xlink:href="https://old.reddit.com/r/AskReddit/comments/nrr3bk/what_is_your_best_advice/h0i51l9/" text:style-name="Internet_20_link" text:visited-style-name="Visited_20_Internet_20_Link">Link</text:a></text:p>
          </table:table-cell>
        </table:table-row>
        <table:table-row table:style-name="TableLine94291934296208">
          <table:table-cell table:style-name="Table1.A2" office:value-type="string">
            <text:p text:style-name="P6">If you ever are searching for a subject to talk about with someone, talk about food. Everyone can talk about their favorite restaurants, dishes, etc. Since food is ingrained in people’s cultures and lives it can open up other bridges in conversation as well.</text:p>
            <text:p text:style-name="P8"><text:a xlink:type="simple" xlink:href="https://old.reddit.com/r/AskReddit/comments/nrr3bk/what_is_your_best_advice/h0irb5d/" text:style-name="Internet_20_link" text:visited-style-name="Visited_20_Internet_20_Link">Link</text:a></text:p>
          </table:table-cell>
        </table:table-row>
        <table:table-row table:style-name="TableLine94291934296944">
          <table:table-cell table:style-name="Table1.A2" office:value-type="string">
            <text:p text:style-name="P6">Trust, but verify.</text:p>
            <text:p text:style-name="P9"><text:a xlink:type="simple" xlink:href="https://old.reddit.com/r/AskReddit/comments/nrr3bk/what_is_your_best_advice/h0i75y8/" text:style-name="Internet_20_link" text:visited-style-name="Visited_20_Internet_20_Link">Link</text:a></text:p>
          </table:table-cell>
        </table:table-row>
        <table:table-row table:style-name="TableLine94291934297680">
          <table:table-cell table:style-name="Table1.A2" office:value-type="string">
            <text:p text:style-name="P6">Use negativity sparingly. When you're a negative person, doors will be closed to you. People will <text:soft-page-break/>stop inviting you to things, people will stop interacting with you, you will not have good interactions with people, and the world will become a self-fulfilling prophecy of shit.</text:p>
            <text:p text:style-name="Text_20_body">If you're positive and upbeat, people will be more likely to be positive back to you.</text:p>
            <text:p text:style-name="P10"><text:a xlink:type="simple" xlink:href="https://old.reddit.com/r/AskReddit/comments/nrr3bk/what_is_your_best_advice/h0j54jp/" text:style-name="Internet_20_link" text:visited-style-name="Visited_20_Internet_20_Link">Link</text:a></text:p>
          </table:table-cell>
        </table:table-row>
        <table:table-row table:style-name="TableLine94291934298416">
          <table:table-cell table:style-name="Table1.A2" office:value-type="string">
            <text:p text:style-name="P6">You are a person, just like all of the other people out there. You are afraid of talking to them, they are afraid of talking to you. You want them to say hi, and they want you to say hi. Just go for it. The worst that can happen is be terrifyingly embarrassing, which is survivable.</text:p>
            <text:p text:style-name="P11"><text:a xlink:type="simple" xlink:href="https://old.reddit.com/r/AskReddit/comments/nrr3bk/what_is_your_best_advice/h0iqbsf/" text:style-name="Internet_20_link" text:visited-style-name="Visited_20_Internet_20_Link">Link</text:a></text:p>
          </table:table-cell>
        </table:table-row>
        <table:table-row table:style-name="TableLine94291934299152">
          <table:table-cell table:style-name="Table1.A2" office:value-type="string">
            <text:p text:style-name="P6">99% of arguments aren't worth it, learn to walk away</text:p>
            <text:p text:style-name="P11"><text:a xlink:type="simple" xlink:href="https://old.reddit.com/r/AskReddit/comments/nrr3bk/what_is_your_best_advice/h0iomcu/" text:style-name="Internet_20_link" text:visited-style-name="Visited_20_Internet_20_Link">Link</text:a></text:p>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AU" style:font-name-asian="Lucida Sans Unicode" style:font-size-asian="12pt" style:language-asian="zxx" style:country-asian="none"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Lucida Sans Unicode" style:font-size-asian="12pt" style:language-asian="zxx" style:country-asian="none"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in" fo:margin-bottom="0.1965in"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05T01:15:43.735874112</dc:date>
    <meta:editing-duration>PT18M34S</meta:editing-duration>
    <meta:editing-cycles>24</meta:editing-cycles>
    <meta:generator>LibreOffice/7.1.3.2$Linux_X86_64 LibreOffice_project/10$Build-2</meta:generator>
    <meta:document-statistic meta:table-count="1" meta:image-count="0" meta:object-count="0" meta:page-count="3" meta:paragraph-count="49" meta:word-count="557" meta:character-count="3114" meta:non-whitespace-character-count="2605"/>
  </office:meta>
</office:document-meta>
</file>